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IDE Setu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19, 2021 (06:42:4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how-to-choose-and-install-ide"/>How to choose and install IDE<text:bookmark-end text:name="how-to-choose-and-install-ide"/></text:h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IDE Setu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19T06:42:43Z</meta:creation-date>
    <dc:date>2021-05-19T06:42:43Z</dc:date>
    <meta:user-defined meta:name="date" meta:value-type="string">May  19, 2021 (06:42:4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